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9cm" svg:height="1.5cm" svg:x="-10.2cm" svg:y="4.9cm">
          <text:p text:style-name="P1">S0：Start <text:s/>初始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cm" svg:height="1.5cm" svg:x="-10.7cm" svg:y="15.6cm">
          <text:p text:style-name="P1">S7：Reset <text:s/>终止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xml:id="id2" draw:id="id2" draw:layer="layout" svg:width="2cm" svg:height="2.014cm" svg:x="6.6cm" svg:y="1.7cm">
            <text:p text:style-name="P1">S0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cm" svg:height="2.014cm" svg:x="6.8cm" svg:y="6cm">
            <text:p text:style-name="P1">S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cm" svg:height="2.014cm" svg:x="9.6cm" svg:y="15.5cm">
            <text:p text:style-name="P1">S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cm" svg:height="2.014cm" svg:x="2.7cm" svg:y="11.086cm">
            <text:p text:style-name="P1">S4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cm" svg:height="2.014cm" svg:x="11.2cm" svg:y="11.4cm">
            <text:p text:style-name="P1">S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cm" svg:height="2.014cm" svg:x="3.9cm" svg:y="16.686cm">
            <text:p text:style-name="P1">S5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cm" svg:height="2.014cm" svg:x="6.9cm" svg:y="18.386cm">
            <text:p text:style-name="P1">S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1" draw:id="id1" draw:layer="layout" svg:width="2cm" svg:height="2.014cm" svg:x="6.899cm" svg:y="21.785cm">
            <text:p text:style-name="P1">S7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7.7cm" svg:y1="3.8cm" svg:x2="7.8cm" svg:y2="6cm">
            <text:p/>
          </draw:line>
          <draw:line draw:style-name="gr6" draw:text-style-name="P1" draw:layer="layout" svg:x1="6.8cm" svg:y1="7.4cm" svg:x2="4.3cm" svg:y2="11.2cm">
            <text:p text:style-name="P1">常规文件</text:p>
            <text:p text:style-name="P1">目录文件</text:p>
            <text:p text:style-name="P1">特殊文件</text:p>
          </draw:line>
          <draw:line draw:style-name="gr6" draw:text-style-name="P3" draw:layer="layout" svg:x1="8.6cm" svg:y1="7.5cm" svg:x2="11.5cm" svg:y2="11.6cm">
            <text:p text:style-name="P2"><text:span text:style-name="T1">符号链接文件</text:span></text:p>
          </draw:line>
          <draw:line draw:style-name="gr6" draw:text-style-name="P1" draw:layer="layout" svg:x1="7.8cm" svg:y1="7.8cm" svg:x2="7.9cm" svg:y2="18.3cm">
            <text:p text:style-name="P1">文件名错误</text:p>
          </draw:line>
          <draw:line draw:style-name="gr6" draw:text-style-name="P1" draw:layer="layout" svg:x1="3.7cm" svg:y1="13.1cm" svg:x2="5cm" svg:y2="16.7cm">
            <text:p text:style-name="P1">常规文件</text:p>
          </draw:line>
          <draw:line draw:style-name="gr5" draw:text-style-name="P1" draw:layer="layout" svg:x1="5.6cm" svg:y1="18.1cm" svg:x2="7.3cm" svg:y2="19cm">
            <text:p/>
          </draw:line>
          <draw:line draw:style-name="gr5" draw:text-style-name="P1" draw:layer="layout" svg:x1="10.4cm" svg:y1="17.4cm" svg:x2="8.7cm" svg:y2="19.2cm">
            <text:p/>
          </draw:line>
          <draw:line draw:style-name="gr5" draw:text-style-name="P1" draw:layer="layout" svg:x1="7.8cm" svg:y1="20.3cm" svg:x2="7.8cm" svg:y2="22.2cm">
            <text:p/>
          </draw:line>
          <draw:line draw:style-name="gr5" draw:text-style-name="P1" draw:layer="layout" svg:x1="11.8cm" svg:y1="13.3cm" svg:x2="10.8cm" svg:y2="15.7cm">
            <text:p/>
          </draw:line>
          <draw:custom-shape draw:style-name="gr1" draw:text-style-name="P1" draw:layer="layout" svg:width="10.1cm" svg:height="1.5cm" svg:x="-7.9cm" svg:y="6.4cm">
            <text:p text:style-name="P1">S1：Collect <text:s/>获取符号链接文件信息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1cm" svg:height="1.5cm" svg:x="-8.3cm" svg:y="7.8cm">
            <text:p text:style-name="P1">S2：GotHeader <text:s/>获取文件头信息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1cm" svg:height="1.5cm" svg:x="-10.1cm" svg:y="9.3cm">
            <text:p text:style-name="P1">S3：SkipIt <text:s/>跳过该段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1cm" svg:height="1.5cm" svg:x="-9.5cm" svg:y="11cm">
            <text:p text:style-name="P1">S4：GotName <text:s/>新建文件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1cm" svg:height="1.5cm" svg:x="-10cm" svg:y="12.6cm">
            <text:p text:style-name="P1">S5：CopyFile <text:s/>写文件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1cm" svg:height="1.5cm" svg:x="-7.9cm" svg:y="14.2cm">
            <text:p text:style-name="P1">S6：GotSymlink <text:s/>新建符号链接文件</text:p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4.6cm" svg:y1="12.7cm" svg:x2="7.7cm" svg:y2="18.6cm">
            <text:p text:style-name="P1">目录文件</text:p>
            <text:p text:style-name="P1">特殊文件</text:p>
          </draw:line>
          <draw:connector draw:style-name="gr5" draw:text-style-name="P1" draw:layer="layout" draw:line-skew="4.299cm" svg:x1="8.899cm" svg:y1="22.792cm" svg:x2="8.6cm" svg:y2="2.707cm" draw:start-shape="id1" draw:start-glue-point="10" draw:end-shape="id2" draw:end-glue-point="10" svg:d="m8899 22792h4801v-20085h-5100" svg:viewBox="0 0 5101 20086">
            <text:p/>
          </draw:connector>
        </draw:g>
        <draw:custom-shape draw:style-name="gr8" draw:text-style-name="P1" draw:layer="layout" svg:width="27.1cm" svg:height="23.5cm" svg:x="-10.5cm" svg:y="1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0" svg:stroke-color="#000000" draw:fill="none" draw:fill-gradient-name="Gradient_20_7" draw:fill-hatch-name="Hatching_20_46" draw:fill-image-name="Bitmape_20_1" draw:textarea-vertical-align="midd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目录" style:family="graphic">
      <style:paragraph-properties style:text-autospace="none"/>
      <style:text-properties style:font-family-asian="'Lohit Hindi'"/>
    </style:style>
    <style:style style:name="题注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列表" style:family="graphic">
      <style:paragraph-properties fo:margin-top="0cm" fo:margin-bottom="0.374cm" style:text-autospace="none"/>
      <style:text-properties style:font-family-asian="'Lohit Hindi'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1T11:26:32</meta:creation-date>
    <dc:date>2014-02-09T12:14:39</dc:date>
    <meta:editing-duration>PT7H52M38S</meta:editing-duration>
    <meta:editing-cycles>130</meta:editing-cycles>
    <meta:generator>LibreOffice/3.5$Linux_x86 LibreOffice_project/350m1$Build-2</meta:generator>
    <meta:document-statistic meta:object-count="29"/>
  </office:meta>
</office:document-meta>
</file>